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9pt" fo:font-weight="bold" officeooo:rsid="0009ee5c" officeooo:paragraph-rsid="0009ee5c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end" style:justify-single-word="false" style:writing-mode="rl-tb"/>
      <style:text-properties fo:font-size="9pt" officeooo:paragraph-rsid="0009ee5c" style:font-size-asian="9pt" style:font-size-complex="9pt"/>
    </style:style>
    <style:style style:name="P3" style:family="paragraph" style:parent-style-name="Standard">
      <style:paragraph-properties fo:text-align="end" style:justify-single-word="false" style:writing-mode="rl-tb"/>
      <style:text-properties fo:font-size="9pt" officeooo:paragraph-rsid="00162584" style:font-size-asian="9pt" style:font-size-complex="9pt"/>
    </style:style>
    <style:style style:name="P4" style:family="paragraph" style:parent-style-name="Standard">
      <style:paragraph-properties fo:text-align="end" style:justify-single-word="false" style:writing-mode="rl-tb"/>
      <style:text-properties fo:font-size="9pt" officeooo:paragraph-rsid="001760d6" style:font-size-asian="9pt" style:font-size-complex="9pt"/>
    </style:style>
    <style:style style:name="P5" style:family="paragraph" style:parent-style-name="Standard">
      <style:paragraph-properties fo:text-align="end" style:justify-single-word="false" style:writing-mode="rl-tb"/>
      <style:text-properties fo:font-size="9pt" officeooo:paragraph-rsid="00180ad7" style:font-size-asian="9pt" style:font-size-complex="9pt"/>
    </style:style>
    <style:style style:name="P6" style:family="paragraph" style:parent-style-name="Standard">
      <style:paragraph-properties fo:text-align="end" style:justify-single-word="false" style:writing-mode="rl-tb"/>
      <style:text-properties fo:font-size="9pt" officeooo:paragraph-rsid="0018de47" style:font-size-asian="9pt" style:font-size-complex="9pt"/>
    </style:style>
    <style:style style:name="P7" style:family="paragraph" style:parent-style-name="Standard">
      <style:paragraph-properties fo:text-align="end" style:justify-single-word="false" style:writing-mode="rl-tb"/>
      <style:text-properties fo:font-size="9pt" officeooo:paragraph-rsid="000f96d3" style:font-size-asian="9pt" style:font-size-complex="9pt"/>
    </style:style>
    <style:style style:name="P8" style:family="paragraph" style:parent-style-name="Standard">
      <style:paragraph-properties fo:text-align="end" style:justify-single-word="false" style:writing-mode="rl-tb"/>
      <style:text-properties fo:font-size="9pt" officeooo:paragraph-rsid="0011ce1d" style:font-size-asian="9pt" style:font-size-complex="9pt"/>
    </style:style>
    <style:style style:name="P9" style:family="paragraph" style:parent-style-name="Standard">
      <style:paragraph-properties fo:text-align="end" style:justify-single-word="false" style:writing-mode="rl-tb"/>
      <style:text-properties fo:font-size="9pt" officeooo:paragraph-rsid="0013f3fc" style:font-size-asian="9pt" style:font-size-complex="9pt"/>
    </style:style>
    <style:style style:name="P10" style:family="paragraph" style:parent-style-name="Standard">
      <style:paragraph-properties fo:text-align="end" style:justify-single-word="false" style:writing-mode="rl-tb"/>
      <style:text-properties fo:font-size="9pt" officeooo:paragraph-rsid="00190811" style:font-size-asian="9pt" style:font-size-complex="9pt"/>
    </style:style>
    <style:style style:name="P11" style:family="paragraph" style:parent-style-name="Standard">
      <style:paragraph-properties fo:text-align="end" style:justify-single-word="false" style:writing-mode="rl-tb"/>
      <style:text-properties fo:font-size="9pt" style:text-underline-style="none" officeooo:rsid="0009ee5c" officeooo:paragraph-rsid="0009ee5c" style:font-size-asian="9pt" style:font-size-complex="9pt"/>
    </style:style>
    <style:style style:name="P12" style:family="paragraph" style:parent-style-name="Standard">
      <style:paragraph-properties fo:text-align="end" style:justify-single-word="false" style:writing-mode="rl-tb"/>
      <style:text-properties fo:font-size="9pt" style:text-underline-style="none" officeooo:rsid="0009ee5c" officeooo:paragraph-rsid="000dddd2" style:font-size-asian="9pt" style:font-size-complex="9pt"/>
    </style:style>
    <style:style style:name="P13" style:family="paragraph" style:parent-style-name="Standard">
      <style:paragraph-properties fo:text-align="end" style:justify-single-word="false" style:writing-mode="rl-tb"/>
      <style:text-properties fo:font-size="9pt" style:text-underline-style="none" officeooo:rsid="000e9052" officeooo:paragraph-rsid="0009ee5c" style:font-size-asian="9pt" style:font-size-complex="9pt"/>
    </style:style>
    <style:style style:name="P14" style:family="paragraph" style:parent-style-name="Standard">
      <style:paragraph-properties fo:text-align="end" style:justify-single-word="false" style:writing-mode="rl-tb"/>
      <style:text-properties fo:font-size="9pt" style:text-underline-style="none" officeooo:rsid="00162584" officeooo:paragraph-rsid="00162584" style:font-size-asian="9pt" style:font-size-complex="9pt"/>
    </style:style>
    <style:style style:name="P15" style:family="paragraph" style:parent-style-name="Standard">
      <style:paragraph-properties fo:text-align="end" style:justify-single-word="false" style:writing-mode="rl-tb"/>
      <style:text-properties fo:font-size="9pt" style:text-underline-style="none" officeooo:rsid="0011ce1d" officeooo:paragraph-rsid="0011ce1d" style:font-size-asian="9pt" style:font-size-complex="9pt"/>
    </style:style>
    <style:style style:name="P16" style:family="paragraph" style:parent-style-name="Standard">
      <style:paragraph-properties fo:text-align="end" style:justify-single-word="false" style:writing-mode="rl-tb"/>
      <style:text-properties fo:font-size="9pt" style:text-underline-style="solid" style:text-underline-width="auto" style:text-underline-color="font-color" fo:font-weight="bold" officeooo:rsid="00162584" officeooo:paragraph-rsid="00162584" style:font-size-asian="9pt" style:font-weight-asian="bold" style:font-size-complex="9pt" style:font-weight-complex="bold"/>
    </style:style>
    <style:style style:name="P17" style:family="paragraph" style:parent-style-name="Standard">
      <style:paragraph-properties fo:text-align="start" style:justify-single-word="false" style:writing-mode="lr-tb"/>
      <style:text-properties fo:font-size="9pt" style:text-underline-style="none" officeooo:rsid="000e9052" officeooo:paragraph-rsid="000e9052" style:font-size-asian="9pt" style:font-size-complex="9pt"/>
    </style:style>
    <style:style style:name="P18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size="9pt" style:text-underline-style="solid" style:text-underline-width="auto" style:text-underline-color="font-color" officeooo:rsid="0013f3fc" officeooo:paragraph-rsid="0013f3fc" style:font-size-asian="9pt" style:font-size-complex="9pt"/>
    </style:style>
    <style:style style:name="P19" style:family="paragraph" style:parent-style-name="Standard">
      <style:paragraph-properties fo:margin-left="0.1728in" fo:margin-right="0in" fo:text-align="end" style:justify-single-word="false" fo:text-indent="0in" style:auto-text-indent="false" style:writing-mode="rl-tb"/>
      <style:text-properties fo:font-size="9pt" officeooo:paragraph-rsid="0011ce1d" style:font-size-asian="9pt" style:font-size-complex="9pt"/>
    </style:style>
    <style:style style:name="P20" style:family="paragraph" style:parent-style-name="Standard">
      <style:paragraph-properties fo:margin-left="0.1728in" fo:margin-right="0in" fo:text-align="end" style:justify-single-word="false" fo:text-indent="0in" style:auto-text-indent="false" style:writing-mode="rl-tb"/>
      <style:text-properties fo:font-size="9pt" style:text-underline-style="none" officeooo:rsid="0013f3fc" officeooo:paragraph-rsid="0013f3fc" style:font-size-asian="9pt" style:font-size-complex="9pt"/>
    </style:style>
    <style:style style:name="P21" style:family="paragraph" style:parent-style-name="Standard">
      <style:paragraph-properties fo:margin-left="0.0028in" fo:margin-right="0in" fo:text-align="end" style:justify-single-word="false" fo:text-indent="-0.0028in" style:auto-text-indent="false" style:writing-mode="rl-tb">
        <style:tab-stops/>
      </style:paragraph-properties>
      <style:text-properties fo:font-size="9pt" style:text-underline-style="none" officeooo:rsid="0013f3fc" officeooo:paragraph-rsid="0013f3fc" style:font-size-asian="9pt" style:font-size-complex="9pt"/>
    </style:style>
    <style:style style:name="P22" style:family="paragraph" style:parent-style-name="Standard">
      <style:paragraph-properties fo:margin-left="0.0028in" fo:margin-right="0in" fo:text-align="end" style:justify-single-word="false" fo:text-indent="-0.0028in" style:auto-text-indent="false" style:writing-mode="rl-tb">
        <style:tab-stops/>
      </style:paragraph-properties>
      <style:text-properties fo:font-size="9pt" officeooo:paragraph-rsid="0013f3fc" style:font-size-asian="9pt" style:font-size-complex="9pt"/>
    </style:style>
    <style:style style:name="P23" style:family="paragraph" style:parent-style-name="Standard">
      <style:paragraph-properties fo:margin-left="0.1161in" fo:margin-right="0in" fo:text-align="end" style:justify-single-word="false" fo:text-indent="0in" style:auto-text-indent="false" style:writing-mode="rl-tb"/>
      <style:text-properties fo:font-size="9pt" style:text-underline-style="none" officeooo:rsid="001760d6" officeooo:paragraph-rsid="001760d6" style:font-size-asian="9pt" style:font-size-complex="9pt"/>
    </style:style>
    <style:style style:name="P24" style:family="paragraph" style:parent-style-name="Standard" style:master-page-name="Standard">
      <style:paragraph-properties fo:text-align="end" style:justify-single-word="false" style:page-number="auto" style:writing-mode="rl-tb"/>
      <style:text-properties fo:font-size="9pt" fo:font-weight="bold" officeooo:rsid="0009ee5c" officeooo:paragraph-rsid="0009ee5c" style:font-size-asian="9pt" style:font-weight-asian="bold" style:font-size-complex="9pt" style:font-weight-complex="bold"/>
    </style:style>
    <style:style style:name="P25" style:family="paragraph" style:parent-style-name="Standard">
      <style:paragraph-properties fo:text-align="end" style:justify-single-word="false" style:writing-mode="rl-tb"/>
      <style:text-properties fo:font-size="9pt" officeooo:paragraph-rsid="0019119a" style:font-size-asian="9pt" style:font-size-complex="9pt"/>
    </style:style>
    <style:style style:name="P26" style:family="paragraph" style:parent-style-name="Standard">
      <style:paragraph-properties fo:text-align="end" style:justify-single-word="false" style:writing-mode="rl-tb"/>
      <style:text-properties fo:font-size="9pt" officeooo:paragraph-rsid="0018de47" style:font-size-asian="9pt" style:font-size-complex="9pt"/>
    </style:style>
    <style:style style:name="P27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size="9pt" style:text-underline-style="none" officeooo:rsid="00162584" officeooo:paragraph-rsid="00162584" style:font-size-asian="9pt" style:font-size-complex="9pt"/>
    </style:style>
    <style:style style:name="T1" style:family="text">
      <style:text-properties officeooo:rsid="0009ee5c"/>
    </style:style>
    <style:style style:name="T2" style:family="text">
      <style:text-properties style:text-underline-style="solid" style:text-underline-width="auto" style:text-underline-color="font-color" officeooo:rsid="0009ee5c"/>
    </style:style>
    <style:style style:name="T3" style:family="text">
      <style:text-properties style:text-underline-style="solid" style:text-underline-width="auto" style:text-underline-color="font-color" officeooo:rsid="00162584"/>
    </style:style>
    <style:style style:name="T4" style:family="text">
      <style:text-properties style:text-underline-style="none" officeooo:rsid="0009ee5c"/>
    </style:style>
    <style:style style:name="T5" style:family="text">
      <style:text-properties style:text-underline-style="none" officeooo:rsid="000dddd2"/>
    </style:style>
    <style:style style:name="T6" style:family="text">
      <style:text-properties style:text-underline-style="none" officeooo:rsid="000f96d3"/>
    </style:style>
    <style:style style:name="T7" style:family="text">
      <style:text-properties style:text-underline-style="none" officeooo:rsid="00101d57"/>
    </style:style>
    <style:style style:name="T8" style:family="text">
      <style:text-properties style:text-underline-style="none" officeooo:rsid="0011ce1d"/>
    </style:style>
    <style:style style:name="T9" style:family="text">
      <style:text-properties style:text-underline-style="none" officeooo:rsid="0013f3fc"/>
    </style:style>
    <style:style style:name="T10" style:family="text">
      <style:text-properties style:text-underline-style="none" officeooo:rsid="00162584"/>
    </style:style>
    <style:style style:name="T11" style:family="text">
      <style:text-properties style:text-underline-style="none" officeooo:rsid="001760d6"/>
    </style:style>
    <style:style style:name="T12" style:family="text">
      <style:text-properties style:text-underline-style="none" officeooo:rsid="00180ad7"/>
    </style:style>
    <style:style style:name="T13" style:family="text">
      <style:text-properties style:text-underline-style="none" officeooo:rsid="0018de47"/>
    </style:style>
    <style:style style:name="T14" style:family="text">
      <style:text-properties style:text-underline-style="none" officeooo:rsid="0019119a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in" fo:margin-right="0in" fo:margin-top="0in" fo:margin-bottom="0in" style:wrap="parallel" style:number-wrapped-paragraphs="no-limit" style:wrap-contour="false"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שאלות</text:p>
      <text:p text:style-name="P1"/>
      <text:p text:style-name="P2"><text:span text:style-name="T1">1.אנו מבצעים הצפנה חלקית עבור </text:span><text:span text:style-name="T1"><draw:frame draw:style-name="fr1" draw:name="Object1" text:anchor-type="as-char" svg:y="-0.1484in" svg:width="1.1902in" svg:height="0.2091in" draw:z-index="5"><draw:object xlink:href="./Object 1" xlink:type="simple" xlink:show="embed" xlink:actuate="onLoad"/><draw:image xlink:href="./ObjectReplacements/Object 1" xlink:type="simple" xlink:show="embed" xlink:actuate="onLoad"/></draw:frame></text:span><text:span text:style-name="T2">ספציפי</text:span><text:span text:style-name="T4">. </text:span></text:p>
      <text:p text:style-name="P2"><text:span text:style-name="T4">כאשר כמות ה</text:span><text:span text:style-name="T4"><draw:frame draw:style-name="fr1" draw:name="Object2" text:anchor-type="as-char" svg:y="-0.1484in" svg:width="0.7693in" svg:height="0.2098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"> תלויה באורך </text:span><text:span text:style-name="T4"><draw:frame draw:style-name="fr1" draw:name="Object3" text:anchor-type="as-char" svg:y="-0.1484in" svg:width="0.1299in" svg:height="0.1846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"> (אורך מילת הוירוס).</text:span></text:p>
      <text:p text:style-name="P2"><text:span text:style-name="T4">מה קורה כאשר שולחים וירוס אחר </text:span><text:span text:style-name="T4"><draw:frame draw:style-name="fr2" draw:name="Object4" text:anchor-type="as-char" svg:y="-0.1484in" svg:width="1.0244in" svg:height="0.1846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4"> - כאשר F הוא סט מצבי הקבלה (מילות הוירוס)?</text:span></text:p>
      <text:p text:style-name="P2"><text:span text:style-name="T4"><text:tab/>למשך אם </text:span><text:span text:style-name="T4"><draw:frame draw:style-name="fr2" draw:name="Object5" text:anchor-type="as-char" svg:y="-0.152in" svg:width="1.6083in" svg:height="0.2008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4"> אין לנו מספיק </text:span><text:span text:style-name="T4"><draw:frame draw:style-name="fr1" draw:name="Object6" text:anchor-type="as-char" svg:y="-0.1484in" svg:width="0.5764in" svg:height="0.2098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4">.</text:span></text:p>
      <text:p text:style-name="P11"><text:tab/>אבל גם אם הם באותו גודל ורק שונים, עדיין יש בעיה</text:p>
      <text:p text:style-name="P11"/>
      <text:p text:style-name="P2"><text:span text:style-name="T4">*בעצם השאלה: לפי הסכמה המוצעת, אם בוצעה הצפנה עם </text:span><text:span text:style-name="T4"><draw:frame draw:style-name="fr1" draw:name="Object8" text:anchor-type="as-char" svg:y="-0.1484in" svg:width="0.2016in" svg:height="0.1846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4">, והמכונה של השרת זיהתה התקפה עם המילה </text:span><text:span text:style-name="T4"><draw:frame draw:style-name="fr2" draw:name="Object9" text:anchor-type="as-char" svg:y="-0.1484in" svg:width="0.7898in" svg:height="0.1846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4"> ,למה שהשרת יצליח לפדות את הצ'ק?</text:span></text:p>
      <text:p text:style-name="P13"/>
      <text:p text:style-name="P17"><draw:frame draw:style-name="fr1" draw:name="Object10" text:anchor-type="as-char" svg:y="-0.152in" svg:width="4.1311in" svg:height="0.2126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6">פתרון אפשרי ל(1):</text:p>
      <text:p text:style-name="P3"><text:span text:style-name="T10">*הא"ב שלנו יהיה </text:span><text:span text:style-name="T10"><draw:frame draw:style-name="fr1" draw:name="Object23" text:anchor-type="as-char" svg:y="-0.172in" svg:width="0.778in" svg:height="0.2154in" draw:z-index="14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0"> (כלומר בתים)</text:span></text:p>
      <text:p text:style-name="P10"><text:span text:style-name="T10">*נבחר אוסף של אותיות </text:span><text:span text:style-name="T10"><draw:frame draw:style-name="fr1" draw:name="Object22" text:anchor-type="as-char" svg:y="-0.1484in" svg:width="0.4138in" svg:height="0.1917in" draw:z-index="20"><draw:object xlink:href="./Object 22" xlink:type="simple" xlink:show="embed" xlink:actuate="onLoad"/><draw:image xlink:href="./ObjectReplacements/Object 22" xlink:type="simple" xlink:show="embed" xlink:actuate="onLoad"/></draw:frame></text:span><text:span text:style-name="T10">, </text:span><text:span text:style-name="T13">ו</text:span><text:span text:style-name="T10">נבנה מ-</text:span><text:span text:style-name="T10"><draw:frame draw:style-name="fr1" draw:name="Object25" text:anchor-type="as-char" svg:y="-0.1484in" svg:width="0.1701in" svg:height="0.1846in" draw:z-index="21"><draw:object xlink:href="./Object 25" xlink:type="simple" xlink:show="embed" xlink:actuate="onLoad"/><draw:image xlink:href="./ObjectReplacements/Object 25" xlink:type="simple" xlink:show="embed" xlink:actuate="onLoad"/></draw:frame></text:span><text:span text:style-name="T10"> מילת וירוס </text:span><text:span text:style-name="T3">אחת בלבד</text:span><text:span text:style-name="T3"><draw:frame draw:style-name="fr1" draw:name="Object24" text:anchor-type="as-char" svg:y="-0.1484in" svg:width="2.8807in" svg:height="0.2098in" draw:z-index="22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10"><text:span text:style-name="T10">*נאפשר חזרות ב-</text:span><text:span text:style-name="T10"><draw:frame draw:style-name="fr1" draw:name="Object27" text:anchor-type="as-char" svg:y="-0.1484in" svg:width="0.2311in" svg:height="0.2098in" draw:z-index="23"><draw:object xlink:href="./Object 27" xlink:type="simple" xlink:show="embed" xlink:actuate="onLoad"/><draw:image xlink:href="./ObjectReplacements/Object 27" xlink:type="simple" xlink:show="embed" xlink:actuate="onLoad"/></draw:frame></text:span><text:span text:style-name="T10">עבור אותיות מ-</text:span><text:span text:style-name="T10"><draw:frame draw:style-name="fr1" draw:name="Object26" text:anchor-type="as-char" svg:y="-0.1484in" svg:width="0.1701in" svg:height="0.1846in" draw:z-index="24"><draw:object xlink:href="./Object 26" xlink:type="simple" xlink:show="embed" xlink:actuate="onLoad"/><draw:image xlink:href="./ObjectReplacements/Object 26" xlink:type="simple" xlink:show="embed" xlink:actuate="onLoad"/></draw:frame></text:span><text:span text:style-name="T10">.</text:span></text:p>
      <text:p text:style-name="P25"><text:span text:style-name="T11">*נגדיר סט נוסף של אותיות </text:span><text:span text:style-name="T11"><draw:frame draw:style-name="fr1" draw:name="Object21" text:anchor-type="as-char" svg:y="-0.1484in" svg:width="0.628in" svg:height="0.1917in" draw:z-index="25"><draw:object xlink:href="./Object 21" xlink:type="simple" xlink:show="embed" xlink:actuate="onLoad"/><draw:image xlink:href="./ObjectReplacements/Object 21" xlink:type="simple" xlink:show="embed" xlink:actuate="onLoad"/></draw:frame></text:span><text:span text:style-name="T11"> </text:span><text:span text:style-name="T14">(נניח מספרים לפי ASCII)</text:span><text:span text:style-name="T11">.</text:span></text:p>
      <text:p text:style-name="P4"><text:span text:style-name="T11">*כל האותיות ב-</text:span><text:span text:style-name="T11"><draw:frame draw:style-name="fr1" draw:name="Object28" text:anchor-type="as-char" svg:y="-0.1484in" svg:width="0.1839in" svg:height="0.1846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1"> יהיו אותיות שנתעלם מהן (שקול ל</text:span><text:span text:style-name="T12">nope עבור וירוס “אמיתי”</text:span><text:span text:style-name="T11">).</text:span></text:p>
      <text:p text:style-name="P23">כלומר בקבלת אחת מהן כקלט למכונת המצבים,נשאר באותו מצב.</text:p>
      <text:p text:style-name="P5"><text:span text:style-name="T12">*כל שאר האותיות,כלומר </text:span><text:span text:style-name="T12"><draw:frame draw:style-name="fr1" draw:name="Object29" text:anchor-type="as-char" svg:y="-0.1484in" svg:width="0.3965in" svg:height="0.1917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12"> יעבירו אותנו למצבים אחרים במכונת המצבים.</text:span></text:p>
      <text:p text:style-name="P27"/>
      <text:p text:style-name="P6"><text:span text:style-name="T13">עכשיו, אין בעיה לחזור לעבוד עם הסכמה המקורית כל עוד השרת לא מכיר את</text:span><text:span text:style-name="T13"><draw:frame draw:style-name="fr1" draw:name="Object30" text:anchor-type="as-char" svg:y="-0.1484in" svg:width="0.2016in" svg:height="0.1846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13">, אלא רק הלקוח והCA, והשרת נותן אמור מלא בCA (הסכמה במלואה מופיעה בסעיף 3)</text:span></text:p>
      <text:p text:style-name="P6"><text:span text:style-name="T13"/></text:p>
      <text:p text:style-name="P6"><text:span text:style-name="T13"/></text:p>
      <text:p text:style-name="P14"/>
      <text:p text:style-name="P10"><text:span text:style-name="T4">2. הצלחנו להצפין </text:span><text:span text:style-name="T5">את</text:span><text:span text:style-name="T5"><draw:frame draw:style-name="fr1" draw:name="Object7" text:anchor-type="as-char" svg:y="-0.1484in" svg:width="0.5091in" svg:height="0.2098in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"> (</text:span><text:span text:style-name="T4">שמוגרל רנדומלית</text:span><text:span text:style-name="T5">)</text:span><text:span text:style-name="T4"> </text:span><text:span text:style-name="T5">ואז </text:span><text:span text:style-name="T4">לפענח</text:span><text:span text:style-name="T5">ו</text:span><text:span text:style-name="T4"> בסכמה </text:span><text:span text:style-name="T5">הנוכחית</text:span><text:span text:style-name="T4"> , אבל לא הצלחנו להבין איך בעזרת הקובץ :</text:span></text:p>
      <text:p text:style-name="P10"><text:span text:style-name="T4">"para</text:span><text:span text:style-name="T5">m</text:span><text:span text:style-name="T4">” אפשר לבחור את P – המספר הראשוני בעזרתו נקבעים גדלי החבורות.</text:span></text:p>
      <text:p text:style-name="P12"/>
      <text:p text:style-name="P7"><text:span text:style-name="T6">3. בסכמה הנוכחית, כיוון שהשרת הוא זה שבונה את מכונת המצבים, הוא בהכרח מכיר את כל מילות הוירוס בפרט הוא מכיר את מילת הוירוס</text:span><text:span text:style-name="T6"><draw:frame draw:style-name="fr1" draw:name="Object11" text:anchor-type="as-char" svg:y="-0.1484in" svg:width="0.2016in" svg:height="0.1846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6"> עליה בוצעה ההצפנה (בהנחה שיש פיתרון לבעיה שהעלנו בסעיף (1)).</text:span></text:p>
      <text:p text:style-name="P7"><text:span text:style-name="T6">בנוסף, השרת מכיר את כל האיברים שמיצגים את אותיות הא"ב שלנו, לכן יודע בדיוק מהן האותיות והסדר שלהן כדי לייצג את מילת הוירוס בעזרת איברים מהחבורה</text:span><text:span text:style-name="T6"><draw:frame draw:style-name="fr1" draw:name="Object12" text:anchor-type="as-char" svg:y="-0.1484in" svg:width="0.2543in" svg:height="0.2098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6"> .</text:span></text:p>
      <text:p text:style-name="P7"><text:span text:style-name="T6">בהינתן מילת הצ'ק המוצפנת (מסומנת במאמר ב- </text:span><text:span text:style-name="T6"><draw:frame draw:style-name="fr1" draw:name="Object13" text:anchor-type="as-char" svg:y="-0.1484in" svg:width="0.2366in" svg:height="0.2098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6">),אותה </text:span><text:span text:style-name="T8">חייב </text:span><text:span text:style-name="T6">הלקוח </text:span><text:span text:style-name="T8">לשלוח</text:span><text:span text:style-name="T6">,</text:span><text:span text:style-name="T8">ובצרוף</text:span><text:span text:style-name="T8"><draw:frame draw:style-name="fr1" draw:name="Object15" text:anchor-type="as-char" svg:y="-0.1484in" svg:width="0.2016in" svg:height="0.1846in" draw:z-index="26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6"> ,יכול ל</text:span><text:span text:style-name="T7">הפוך את ההצפנה החלקית להצפנה מלאה (מסומנת למעלה ב-</text:span><text:span text:style-name="T7"><draw:frame draw:style-name="fr1" draw:name="Object14" text:anchor-type="as-char" svg:y="-0.1484in" svg:width="0.3016in" svg:height="0.1846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7">).</text:span></text:p>
      <text:p text:style-name="P8"><text:span text:style-name="T8">ברגע שהלקוח ישלח לו את</text:span><text:span text:style-name="T8"><draw:frame draw:style-name="fr1" draw:name="Object16" text:anchor-type="as-char" svg:y="-0.1484in" svg:width="0.2953in" svg:height="0.1846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8">,יוכל השרת לפענח את הצ'ק <text:s/>ולפדות אותו בלי שום קשר לדו-שיח שאמור להתקיים בינו לבין הלקוח – וזה ממה לא מה שהיינו רוצים שיקרה.</text:span></text:p>
      <text:p text:style-name="P15"/>
      <text:p text:style-name="P15">לכן אנו מציעים את הסכמה הבאה במקום:</text:p>
      <text:p text:style-name="P19"><text:span text:style-name="T8">ניתן לCA</text:span><text:span text:style-name="T9">-</text:span><text:span text:style-name="T8"> בגלל שהשרת והלקוח סומכים עליו יותר סמכויות.</text:span></text:p>
      <text:p text:style-name="P20">הCA יהיה מי שמייצר את המכונת מצבים ומכיר את הוירוסים (אסור עכשיו לשרת לדעת עליהם כדי שלא יוכל לסיים בעצמו את ההצפנה על הצ'ק).</text:p>
      <text:p text:style-name="P20"/>
      <text:p text:style-name="P20"/>
      <text:p text:style-name="P18">Setup</text:p>
      <text:p text:style-name="P21">1. השרת והלקוח מבקשים מCA את מכונת המצבים</text:p>
      <text:p text:style-name="P22"><text:span text:style-name="T9">2. הCA עונה לשרת עם מכונת מצבים</text:span><text:span text:style-name="T9"><draw:frame draw:style-name="fr1" draw:name="Object17" text:anchor-type="as-char" svg:y="-0.1484in" svg:width="0.3654in" svg:height="0.1846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9">וללקוח עם</text:span><text:span text:style-name="T9"><draw:frame draw:style-name="fr1" draw:name="Object18" text:anchor-type="as-char" svg:y="-0.1484in" svg:width="1.9571in" svg:height="0.2098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9"><text:span text:style-name="T9">3.הלקוח שולח </text:span><text:span text:style-name="T10">לCA</text:span><text:span text:style-name="T9"> את</text:span><text:span text:style-name="T9"><draw:frame draw:style-name="fr1" draw:name="Object19" text:anchor-type="as-char" svg:y="-0.152in" svg:width="1.6098in" svg:height="0.2134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9">-</text:span><text:span text:style-name="T10">שוב,</text:span><text:span text:style-name="T9">מניחים שהבעיה ב(1) נפתרה</text:span></text:p>
      <text:p text:style-name="P14">4. הCA מנסה לפענח את הצ'ק. אם מצליח עוברים לשלב הבא, אחרת מודיע על סיום התקשורת (לקוח רמאי)</text:p>
      <text:p text:style-name="P3"><text:span text:style-name="T10">5.הלקוח דובר אמת. מודיע ללקוח על זה ושולח לשרת </text:span><text:span text:style-name="T10"><draw:frame draw:style-name="fr1" draw:name="Object20" text:anchor-type="as-char" svg:y="-0.152in" svg:width="1.4098in" svg:height="0.2134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0"> (בלי W!)</text:span></text:p>
      <text:p text:style-name="P14">6. הלקוח והשרת יכולים להתחיל לדבר בינהם</text:p>
      <text:p text:style-name="P14"/>
      <text:p text:style-name="P14">*שאר הסכימה ללא שינו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n </meta:initial-creator>
    <meta:creation-date>2014-05-02T16:43:26</meta:creation-date>
    <dc:date>2014-05-03T18:21:16</dc:date>
    <dc:creator>ron </dc:creator>
    <meta:editing-duration>PT1H32M8S</meta:editing-duration>
    <meta:editing-cycles>14</meta:editing-cycles>
    <meta:generator>LibreOffice/4.0.2.2$Linux_x86 LibreOffice_project/400m0$Build-2</meta:generator>
    <meta:document-statistic meta:table-count="0" meta:image-count="0" meta:object-count="30" meta:page-count="1" meta:paragraph-count="34" meta:word-count="404" meta:character-count="2188" meta:non-whitespace-character-count="1803"/>
  </office:meta>
</office:document-meta>
</file>

<file path=Object 1/content.xml><?xml version="1.0" encoding="utf-8"?>
<math xmlns="http://www.w3.org/1998/Math/MathML">
  <semantics>
    <mrow>
      <mrow>
        <mover accent="true">
          <mi>w</mi>
          <mo stretchy="false">⃗</mo>
        </mover>
        <mo stretchy="false">=</mo>
        <msub>
          <mi>w</mi>
          <mn>1,</mn>
        </msub>
      </mrow>
      <msub>
        <mi>w</mi>
        <mn>2,.</mn>
      </msub>
      <mn>....</mn>
      <mi>,</mi>
      <msub>
        <mi>w</mi>
        <mi>l</mi>
      </msub>
    </mrow>
    <annotation encoding="StarMath 5.0">vec w= w_1,w_2,.....,w_l</annotation>
  </semantics>
</math>
</file>

<file path=Object 10/content.xml><?xml version="1.0" encoding="utf-8"?>
<math xmlns="http://www.w3.org/1998/Math/MathML">
  <semantics>
    <mrow>
      <mrow>
        <mi mathvariant="italic">CT</mi>
        <mo stretchy="false">=</mo>
        <mrow>
          <mo stretchy="false">(</mo>
          <mrow>
            <mi>w</mi>
            <mi>,</mi>
            <msub>
              <mi>c</mi>
              <mi>m</mi>
            </msub>
            <mi>,</mi>
            <msub>
              <mi>c</mi>
              <mi mathvariant="italic">start1</mi>
            </msub>
            <mi>,</mi>
            <msub>
              <mi>c</mi>
              <mi mathvariant="italic">start2</mi>
            </msub>
            <mi>,</mi>
            <mrow>
              <mo stretchy="false">(</mo>
              <mrow>
                <msub>
                  <mi>c</mi>
                  <mn>1,1,</mn>
                </msub>
                <msub>
                  <mi>c</mi>
                  <mn>1,2</mn>
                </msub>
              </mrow>
              <mo stretchy="false">)</mo>
            </mrow>
            <mi>,</mi>
            <mn>....</mn>
            <mi>,</mi>
            <mrow>
              <mo stretchy="false">(</mo>
              <mrow>
                <msub>
                  <mi>c</mi>
                  <mi>l</mi>
                </msub>
                <mi>,</mi>
                <mn>1,</mn>
                <msub>
                  <mi>c</mi>
                  <mi>l</mi>
                </msub>
                <mi>,</mi>
                <mn>2</mn>
              </mrow>
              <mo stretchy="false">)</mo>
            </mrow>
            <mi>,</mi>
            <msub>
              <mi>c</mi>
              <mi mathvariant="italic">end1</mi>
            </msub>
            <mi>,</mi>
            <msub>
              <mi>c</mi>
              <mi mathvariant="italic">end2</mi>
            </msub>
          </mrow>
          <mo stretchy="false">)</mo>
        </mrow>
      </mrow>
    </mrow>
    <annotation encoding="StarMath 5.0">CT = (w,c_m,c_start1,c_start2,(c_1,1,c_1,2),....,(c_l,1,c_l,2),c_end1,c_end2)</annotation>
  </semantics>
</math>
</file>

<file path=Object 11/content.xml><?xml version="1.0" encoding="utf-8"?>
<math xmlns="http://www.w3.org/1998/Math/MathML">
  <semantics>
    <mrow>
      <mover accent="true">
        <mi>w</mi>
        <mo stretchy="false">⃗</mo>
      </mover>
    </mrow>
    <annotation encoding="StarMath 5.0">vec w</annotation>
  </semantics>
</math>
</file>

<file path=Object 12/content.xml><?xml version="1.0" encoding="utf-8"?>
<math xmlns="http://www.w3.org/1998/Math/MathML">
  <semantics>
    <mrow>
      <msub>
        <mi>G</mi>
        <mn>1</mn>
      </msub>
    </mrow>
    <annotation encoding="StarMath 5.0">G_1</annotation>
  </semantics>
</math>
</file>

<file path=Object 13/content.xml><?xml version="1.0" encoding="utf-8"?>
<math xmlns="http://www.w3.org/1998/Math/MathML">
  <semantics>
    <mrow>
      <msub>
        <mi>c</mi>
        <mi>m</mi>
      </msub>
    </mrow>
    <annotation encoding="StarMath 5.0">c_m</annotation>
  </semantics>
</math>
</file>

<file path=Object 14/content.xml><?xml version="1.0" encoding="utf-8"?>
<math xmlns="http://www.w3.org/1998/Math/MathML">
  <semantics>
    <mrow>
      <mi mathvariant="italic">CT</mi>
    </mrow>
    <annotation encoding="StarMath 5.0">CT</annotation>
  </semantics>
</math>
</file>

<file path=Object 15/content.xml><?xml version="1.0" encoding="utf-8"?>
<math xmlns="http://www.w3.org/1998/Math/MathML">
  <semantics>
    <mrow>
      <mover accent="true">
        <mi>w</mi>
        <mo stretchy="false">⃗</mo>
      </mover>
    </mrow>
    <annotation encoding="StarMath 5.0">vec w</annotation>
  </semantics>
</math>
</file>

<file path=Object 16/content.xml><?xml version="1.0" encoding="utf-8"?>
<math xmlns="http://www.w3.org/1998/Math/MathML">
  <semantics>
    <mrow>
      <mi mathvariant="italic">SK</mi>
    </mrow>
    <annotation encoding="StarMath 5.0">SK</annotation>
  </semantics>
</math>
</file>

<file path=Object 17/content.xml><?xml version="1.0" encoding="utf-8"?>
<math xmlns="http://www.w3.org/1998/Math/MathML">
  <semantics>
    <mrow>
      <mi mathvariant="italic">S.M</mi>
    </mrow>
    <annotation encoding="StarMath 5.0">S.M</annotation>
  </semantics>
</math>
</file>

<file path=Object 18/content.xml><?xml version="1.0" encoding="utf-8"?>
<math xmlns="http://www.w3.org/1998/Math/MathML">
  <semantics>
    <mrow>
      <mrow>
        <mi mathvariant="italic">S.M</mi>
        <mo stretchy="false">+</mo>
        <msub>
          <mi>F</mi>
          <mrow>
            <mi mathvariant="italic">set</mi>
            <mi mathvariant="italic">of</mi>
            <mi mathvariant="italic">all</mi>
            <mi mathvariant="italic">the</mi>
            <mi mathvariant="italic">forbidden</mi>
            <mi mathvariant="italic">virus</mi>
            <mi mathvariant="italic">words</mi>
          </mrow>
        </msub>
      </mrow>
    </mrow>
    <annotation encoding="StarMath 5.0">S.M+F_{set of all the forbidden virus words}</annotation>
  </semantics>
</math>
</file>

<file path=Object 19/content.xml><?xml version="1.0" encoding="utf-8"?>
<math xmlns="http://www.w3.org/1998/Math/MathML">
  <semantics>
    <mrow>
      <mtext>&lt;</mtext>
      <mi mathvariant="italic">SK</mi>
      <mi>,</mi>
      <mi>w</mi>
      <mi>,</mi>
      <msub>
        <mi mathvariant="italic">enc</mi>
        <mrow>
          <mi>w</mi>
        </mrow>
      </msub>
      <mrow>
        <mo stretchy="false">(</mo>
        <mrow>
          <mi mathvariant="italic">Bond</mi>
        </mrow>
        <mo stretchy="false">)</mo>
      </mrow>
      <mtext>&gt;</mtext>
    </mrow>
    <annotation encoding="StarMath 5.0">"&lt;"SK,w,enc_{w}(Bond)"&gt;"</annotation>
  </semantics>
</math>
</file>

<file path=Object 2/content.xml><?xml version="1.0" encoding="utf-8"?>
<math xmlns="http://www.w3.org/1998/Math/MathML">
  <semantics>
    <mrow>
      <mtext>{</mtext>
      <msub>
        <mi>c</mi>
        <mrow>
          <mi>i</mi>
          <mi>,</mi>
          <mn>1</mn>
        </mrow>
      </msub>
      <mi>,</mi>
      <msub>
        <mi>c</mi>
        <mrow>
          <mi>i</mi>
          <mi>,</mi>
          <mn>2</mn>
        </mrow>
      </msub>
      <mtext>}</mtext>
    </mrow>
    <annotation encoding="StarMath 5.0">"{"c_{i,1},c_{i,2}"}"</annotation>
  </semantics>
</math>
</file>

<file path=Object 20/content.xml><?xml version="1.0" encoding="utf-8"?>
<math xmlns="http://www.w3.org/1998/Math/MathML">
  <semantics>
    <mrow>
      <mtext>&lt;</mtext>
      <mi mathvariant="italic">SK</mi>
      <mi>,</mi>
      <msub>
        <mi mathvariant="italic">enc</mi>
        <mrow>
          <mi>w</mi>
        </mrow>
      </msub>
      <mrow>
        <mo stretchy="false">(</mo>
        <mrow>
          <mi mathvariant="italic">Bond</mi>
        </mrow>
        <mo stretchy="false">)</mo>
      </mrow>
      <mtext>&gt;</mtext>
    </mrow>
    <annotation encoding="StarMath 5.0">"&lt;"SK,enc_{w}(Bond)"&gt;"</annotation>
  </semantics>
</math>
</file>

<file path=Object 21/content.xml><?xml version="1.0" encoding="utf-8"?>
<math xmlns="http://www.w3.org/1998/Math/MathML">
  <semantics>
    <mrow>
      <mrow>
        <mi>y</mi>
        <mo stretchy="false">⊂</mo>
        <mrow>
          <mrow>
            <mo stretchy="false">χ</mo>
            <mo stretchy="false">∖</mo>
            <mi>x</mi>
          </mrow>
        </mrow>
      </mrow>
    </mrow>
    <annotation encoding="StarMath 5.0">y subset{ %chi setminus x}</annotation>
  </semantics>
</math>
</file>

<file path=Object 22/content.xml><?xml version="1.0" encoding="utf-8"?>
<math xmlns="http://www.w3.org/1998/Math/MathML">
  <semantics>
    <mrow>
      <mrow>
        <mi>x</mi>
        <mo stretchy="false">⊂</mo>
        <mo stretchy="false">χ</mo>
      </mrow>
    </mrow>
    <annotation encoding="StarMath 5.0">x subset %chi</annotation>
  </semantics>
</math>
</file>

<file path=Object 23/content.xml><?xml version="1.0" encoding="utf-8"?>
<math xmlns="http://www.w3.org/1998/Math/MathML">
  <semantics>
    <mrow>
      <mrow>
        <mo stretchy="false">χ</mo>
        <mo stretchy="false">=</mo>
        <mtext>{</mtext>
      </mrow>
      <mn>0,1</mn>
      <msup>
        <mtext>}</mtext>
        <mn>8</mn>
      </msup>
    </mrow>
    <annotation encoding="StarMath 5.0">%chi="{"0,1"}"^8</annotation>
  </semantics>
</math>
</file>

<file path=Object 24/content.xml><?xml version="1.0" encoding="utf-8"?>
<math xmlns="http://www.w3.org/1998/Math/MathML">
  <semantics>
    <mrow>
      <mtext>{</mtext>
      <mrow>
        <mover accent="true">
          <mi>w</mi>
          <mo stretchy="false">⃗</mo>
        </mover>
        <mo stretchy="false">=</mo>
        <msub>
          <mi>w</mi>
          <mn>1,</mn>
        </msub>
      </mrow>
      <msub>
        <mi>w</mi>
        <mn>2,.</mn>
      </msub>
      <mn>....</mn>
      <mi>,</mi>
      <msub>
        <mi>w</mi>
        <mi>l</mi>
      </msub>
      <mtext>|    </mtext>
      <msub>
        <mi>w</mi>
        <mi>i</mi>
      </msub>
      <mo stretchy="false">ϵ</mo>
      <mi>x</mi>
      <mi>,</mi>
      <mtext> </mtext>
      <mi>i</mi>
      <mo stretchy="false">ϵ</mo>
      <mtext>{</mtext>
      <mn>1,.</mn>
      <mn>..</mn>
      <mi>,</mi>
      <mi>l</mi>
      <mtext>}</mtext>
      <mtext>}</mtext>
    </mrow>
    <annotation encoding="StarMath 5.0">"{"  vec w= w_1,w_2,.....,w_l"|    " w_i %epsilon x ," " i%epsilon"{"1,...,l"}"  "}"</annotation>
  </semantics>
</math>
</file>

<file path=Object 25/content.xml><?xml version="1.0" encoding="utf-8"?>
<math xmlns="http://www.w3.org/1998/Math/MathML">
  <semantics>
    <mrow>
      <mi>x</mi>
    </mrow>
    <annotation encoding="StarMath 5.0">x</annotation>
  </semantics>
</math>
</file>

<file path=Object 26/content.xml><?xml version="1.0" encoding="utf-8"?>
<math xmlns="http://www.w3.org/1998/Math/MathML">
  <semantics>
    <mrow>
      <mi>x</mi>
    </mrow>
    <annotation encoding="StarMath 5.0">x</annotation>
  </semantics>
</math>
</file>

<file path=Object 27/content.xml><?xml version="1.0" encoding="utf-8"?>
<math xmlns="http://www.w3.org/1998/Math/MathML">
  <semantics>
    <mrow>
      <msub>
        <mi>w</mi>
        <mi>i</mi>
      </msub>
    </mrow>
    <annotation encoding="StarMath 5.0">w_i</annotation>
  </semantics>
</math>
</file>

<file path=Object 28/content.xml><?xml version="1.0" encoding="utf-8"?>
<math xmlns="http://www.w3.org/1998/Math/MathML">
  <semantics>
    <mrow>
      <mi>y</mi>
    </mrow>
    <annotation encoding="StarMath 5.0">y</annotation>
  </semantics>
</math>
</file>

<file path=Object 29/content.xml><?xml version="1.0" encoding="utf-8"?>
<math xmlns="http://www.w3.org/1998/Math/MathML">
  <semantics>
    <mrow>
      <mrow>
        <mo stretchy="false">χ</mo>
        <mo stretchy="false">∖</mo>
        <mi>y</mi>
      </mrow>
    </mrow>
    <annotation encoding="StarMath 5.0">%chi setminus y</annotation>
  </semantics>
</math>
</file>

<file path=Object 3/content.xml><?xml version="1.0" encoding="utf-8"?>
<math xmlns="http://www.w3.org/1998/Math/MathML">
  <semantics>
    <mrow>
      <mi>l</mi>
    </mrow>
    <annotation encoding="StarMath 5.0">l</annotation>
  </semantics>
</math>
</file>

<file path=Object 30/content.xml><?xml version="1.0" encoding="utf-8"?>
<math xmlns="http://www.w3.org/1998/Math/MathML">
  <semantics>
    <mrow>
      <mover accent="true">
        <mi>w</mi>
        <mo stretchy="false">⃗</mo>
      </mover>
    </mrow>
    <annotation encoding="StarMath 5.0">vec w</annotation>
  </semantics>
</math>
</file>

<file path=Object 4/content.xml><?xml version="1.0" encoding="utf-8"?>
<math xmlns="http://www.w3.org/1998/Math/MathML">
  <semantics>
    <mrow>
      <mrow>
        <mover accent="true">
          <mrow>
            <mi>w</mi>
            <mi>'</mi>
          </mrow>
          <mo stretchy="false">⃗</mo>
        </mover>
        <mo stretchy="false">≠</mo>
        <mover accent="true">
          <mrow>
            <mi>w</mi>
          </mrow>
          <mo stretchy="false">⃗</mo>
        </mover>
      </mrow>
      <mi>,</mi>
      <mover accent="true">
        <mrow>
          <mi>w</mi>
          <mi>'</mi>
        </mrow>
        <mo stretchy="false">⃗</mo>
      </mover>
      <mo stretchy="false">ϵ</mo>
      <mi>F</mi>
    </mrow>
    <annotation encoding="StarMath 5.0">vec {w'}  &lt;&gt; vec{w} , vec{w'} %epsilon F </annotation>
  </semantics>
</math>
</file>

<file path=Object 5/content.xml><?xml version="1.0" encoding="utf-8"?>
<math xmlns="http://www.w3.org/1998/Math/MathML">
  <semantics>
    <mrow>
      <mi mathvariant="italic">length</mi>
      <mrow>
        <mrow>
          <mo stretchy="false">(</mo>
          <mrow>
            <mover accent="true">
              <mrow>
                <mi>w</mi>
                <mi>'</mi>
              </mrow>
              <mo stretchy="false">⃗</mo>
            </mover>
          </mrow>
          <mo stretchy="false">)</mo>
        </mrow>
        <mo stretchy="false">&gt;</mo>
        <mi mathvariant="italic">length</mi>
      </mrow>
      <mrow>
        <mo stretchy="false">(</mo>
        <mrow>
          <mover accent="true">
            <mrow>
              <mi>w</mi>
            </mrow>
            <mo stretchy="false">⃗</mo>
          </mover>
        </mrow>
        <mo stretchy="false">)</mo>
      </mrow>
    </mrow>
    <annotation encoding="StarMath 5.0">length(vec {w'})  &gt; length(vec{w})</annotation>
  </semantics>
</math>
</file>

<file path=Object 6/content.xml><?xml version="1.0" encoding="utf-8"?>
<math xmlns="http://www.w3.org/1998/Math/MathML">
  <semantics>
    <mrow>
      <msub>
        <mi>c</mi>
        <mrow>
          <mi>i</mi>
          <mi>,</mi>
          <mn>1</mn>
        </mrow>
      </msub>
      <mi>,</mi>
      <msub>
        <mi>c</mi>
        <mrow>
          <mi>i</mi>
          <mi>,</mi>
          <mn>2</mn>
        </mrow>
      </msub>
    </mrow>
    <annotation encoding="StarMath 5.0">c_{i,1},c_{i,2}</annotation>
  </semantics>
</math>
</file>

<file path=Object 7/content.xml><?xml version="1.0" encoding="utf-8"?>
<math xmlns="http://www.w3.org/1998/Math/MathML">
  <semantics>
    <mrow>
      <mi>m</mi>
      <mo stretchy="false">ϵ</mo>
      <msub>
        <mi>G</mi>
        <mi>T</mi>
      </msub>
    </mrow>
    <annotation encoding="StarMath 5.0">m %epsilon G_T</annotation>
  </semantics>
</math>
</file>

<file path=Object 8/content.xml><?xml version="1.0" encoding="utf-8"?>
<math xmlns="http://www.w3.org/1998/Math/MathML">
  <semantics>
    <mrow>
      <mover accent="true">
        <mi>w</mi>
        <mo stretchy="false">⃗</mo>
      </mover>
    </mrow>
    <annotation encoding="StarMath 5.0">vec w</annotation>
  </semantics>
</math>
</file>

<file path=Object 9/content.xml><?xml version="1.0" encoding="utf-8"?>
<math xmlns="http://www.w3.org/1998/Math/MathML">
  <semantics>
    <mrow>
      <mover accent="true">
        <mrow>
          <mi>w</mi>
          <mi>'</mi>
        </mrow>
        <mo stretchy="false">⃗</mo>
      </mover>
      <mi>,</mi>
      <mrow>
        <mover accent="true">
          <mrow>
            <mi>w</mi>
            <mi>'</mi>
          </mrow>
          <mo stretchy="false">⃗</mo>
        </mover>
        <mo stretchy="false">≠</mo>
        <mover accent="true">
          <mrow>
            <mi>w</mi>
          </mrow>
          <mo stretchy="false">⃗</mo>
        </mover>
      </mrow>
    </mrow>
    <annotation encoding="StarMath 5.0">vec {w'},vec {w'}  &lt;&gt; vec{w}</annotation>
  </semantics>
</math>
</file>